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ea.area( String shape , String coords ,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ea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ea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setHref(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ea.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rea.area( String shape , int [ ] co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ea.setAlt( String a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ea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area( String sh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setOnFocu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ea.area( String shape , String co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ea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ea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setNoHref( boolean hr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ea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setShape( String sh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ea.setCoords( int [ ] co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ea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setTabinde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ea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ea.area( String shape , int [ ] coords ,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ea.setCoords( String co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ea.setTabindex( String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ea.setOnBlu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ea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ea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